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Text_20_body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741cm" svg:height="0.87cm" draw:z-index="0"><draw:image xlink:href="../../odt/images/0037.png" xlink:type="simple" xlink:show="embed" xlink:actuate="onLoad"/></draw:frame></text:p>
          </table:table-cell>
          <table:table-cell table:style-name="Table1.B1" office:value-type="string">
            <text:h text:style-name="P4" text:outline-level="1">Переменные состояния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35cm" svg:height="1.319cm" draw:z-index="0"><draw:image xlink:href="../../odt/images/0037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описание многомерной линейной динамической системы в матричной форме:</text:p>
            <text:p text:style-name="P6"><draw:frame draw:style-name="fr3" draw:name="Объект1" text:anchor-type="as-char" svg:width="5.392cm" svg:height="1.95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P5">где <draw:frame draw:style-name="fr3" draw:name="Object1" text:anchor-type="as-char" svg:width="3.17cm" svg:height="0.549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– матриц<text:span text:style-name="T3">ы:</text:span> системы, входа, выхода и обхода, соответственно;<draw:frame draw:style-name="fr3" draw:name="Object2" text:anchor-type="as-char" svg:width="1.064cm" svg:height="0.564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– вектор переменных состояния <text:span text:style-name="T2">(</text:span><text:span text:style-name="T3">размерностью</text:span><text:span text:style-name="T3"><draw:frame draw:style-name="fr3" draw:name="Object3" text:anchor-type="as-char" svg:width="1.145cm" svg:height="0.621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">)</text:span>; <draw:frame draw:style-name="fr3" draw:name="Object4" text:anchor-type="as-char" svg:width="1.055cm" svg:height="0.564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– вектор входа <text:span text:style-name="T2">(</text:span><text:span text:style-name="T3">размерностью</text:span><draw:frame draw:style-name="fr3" draw:name="Object5" text:anchor-type="as-char" svg:width="1.139cm" svg:height="0.621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2">)</text:span>; <draw:frame draw:style-name="fr3" draw:name="Object6" text:anchor-type="as-char" svg:width="1.087cm" svg:height="0.564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– вектор выхода, <text:span text:style-name="T2">(</text:span><text:span text:style-name="T3">размерностью</text:span><draw:frame draw:style-name="fr3" draw:name="Object7" text:anchor-type="as-char" svg:width="1.161cm" svg:height="0.621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2">)</text:span>.</text:p>
            <text:p text:style-name="P5">Размерность матрицы<draw:frame draw:style-name="fr3" draw:name="Object8" text:anchor-type="as-char" svg:width="3.404cm" svg:height="0.621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.</text:p>
            <text:p text:style-name="P5">Размерность матрицы<draw:frame draw:style-name="fr3" draw:name="Object9" text:anchor-type="as-char" svg:width="3.401cm" svg:height="0.621cm" draw:z-index="0"><draw:object xlink:href="./Object 10" xlink:type="simple" xlink:show="embed" xlink:actuate="onLoad"/><draw:image xlink:href="./ObjectReplacements/Object 10" xlink:type="simple" xlink:show="embed" xlink:actuate="onLoad"/></draw:frame>.</text:p>
            <text:p text:style-name="P5">Размерность матрицы<draw:frame draw:style-name="fr3" draw:name="Object10" text:anchor-type="as-char" svg:width="3.441cm" svg:height="0.621cm" draw:z-index="0"><draw:object xlink:href="./Object 11" xlink:type="simple" xlink:show="embed" xlink:actuate="onLoad"/><draw:image xlink:href="./ObjectReplacements/Object 11" xlink:type="simple" xlink:show="embed" xlink:actuate="onLoad"/><svg:desc>formula</svg:desc></draw:frame>.</text:p>
            <text:p text:style-name="P5">Размерность матрицы<draw:frame draw:style-name="fr3" draw:name="Object11" text:anchor-type="as-char" svg:width="3.475cm" svg:height="0.621cm" draw:z-index="0"><draw:object xlink:href="./Object 12" xlink:type="simple" xlink:show="embed" xlink:actuate="onLoad"/><draw:image xlink:href="./ObjectReplacements/Object 12" xlink:type="simple" xlink:show="embed" xlink:actuate="onLoad"/><svg:desc>formula</svg:desc></draw:frame>.</text:p>
            <text:p text:style-name="P5"><text:span text:style-name="T4">Примечание</text:span><text:span text:style-name="T3">: </text:span>1-е число в квадратных скобках – количество столбцов, 2-е число – количество строк.</text:p>
            <text:p text:style-name="P5">Обязательное условие:<draw:frame draw:style-name="fr3" draw:name="Object12" text:anchor-type="as-char" svg:width="1.84cm" svg:height="0.621cm" draw:z-index="0"><draw:object xlink:href="./Object 13" xlink:type="simple" xlink:show="embed" xlink:actuate="onLoad"/><draw:image xlink:href="./ObjectReplacements/Object 13" xlink:type="simple" xlink:show="embed" xlink:actuate="onLoad"/><svg:desc>formula</svg:desc></draw:frame>.</text:p>
            <text:p text:style-name="P5">Вход и выход блока – векторные сигналы <text:span text:style-name="T2">(</text:span>размерностью<draw:frame draw:style-name="fr3" draw:name="Object13" text:anchor-type="as-char" svg:width="1.139cm" svg:height="0.621cm" draw:z-index="0"><draw:object xlink:href="./Object 14" xlink:type="simple" xlink:show="embed" xlink:actuate="onLoad"/><draw:image xlink:href="./ObjectReplacements/Object 14" xlink:type="simple" xlink:show="embed" xlink:actuate="onLoad"/><svg:desc>formula</svg:desc></draw:frame>и<draw:frame draw:style-name="fr3" draw:name="Object14" text:anchor-type="as-char" svg:width="1.161cm" svg:height="0.621cm" draw:z-index="0"><draw:object xlink:href="./Object 15" xlink:type="simple" xlink:show="embed" xlink:actuate="onLoad"/><draw:image xlink:href="./ObjectReplacements/Object 15" xlink:type="simple" xlink:show="embed" xlink:actuate="onLoad"/><svg:desc>formula</svg:desc></draw:frame>, <text:span text:style-name="T2">соответственно).</text:span></text:p>
            <text:p text:style-name="P5"><text:span text:style-name="T5">Свойства</text:span>:</text:p>
            <text:list xml:id="list3639087258936389110" text:style-name="L1">
              <text:list-item>
                <text:p text:style-name="P7"><text:span text:style-name="T1">Число переменных состояния – </text:span><text:span text:style-name="T1"><draw:frame draw:style-name="fr3" draw:name="Object15" text:anchor-type="as-char" svg:width="0.806cm" svg:height="0.621cm" draw:z-index="0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">.</text:span></text:p>
              </text:list-item>
              <text:list-item>
                <text:p text:style-name="P7"><text:span text:style-name="T1">Число входных воздействий –</text:span><text:span text:style-name="T1"><draw:frame draw:style-name="fr3" draw:name="Object16" text:anchor-type="as-char" svg:width="0.801cm" svg:height="0.621cm" draw:z-index="0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">.</text:span></text:p>
              </text:list-item>
              <text:list-item>
                <text:p text:style-name="P7"><text:span text:style-name="T1">Число выходов –</text:span><text:span text:style-name="T1"><draw:frame draw:style-name="fr3" draw:name="Object17" text:anchor-type="as-char" svg:width="0.82cm" svg:height="0.621cm" draw:z-index="0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">.</text:span></text:p>
              </text:list-item>
              <text:list-item>
                <text:p text:style-name="P8">Матрица A(Nx*Nx).</text:p>
              </text:list-item>
              <text:list-item>
                <text:p text:style-name="P8">Матрица B(Nu*Nx).</text:p>
              </text:list-item>
              <text:list-item>
                <text:p text:style-name="P8">Матрица C(Nx*Ny).</text:p>
              </text:list-item>
              <text:list-item>
                <text:p text:style-name="P8">Матрица D(Nu*Ny).</text:p>
              </text:list-item>
              <text:list-item>
                <text:p text:style-name="P7"><text:span text:style-name="T1">Начальные условия (Nx) – вектор начальных условий, размерностью </text:span><text:span text:style-name="T1"><draw:frame draw:style-name="fr3" draw:name="Object18" text:anchor-type="as-char" svg:width="1.145cm" svg:height="0.621cm" draw:z-index="0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">.</text:span>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еременные состояния</dc:title>
    <dc:date>2012-03-30T11:00:56.29</dc:date>
    <meta:generator>OpenOffice_Beta/4.1.0$Win32 OpenOffice.org_project/410m14$Build-9760</meta:generator>
    <meta:editing-duration>PT5H46M23S</meta:editing-duration>
    <meta:editing-cycles>116</meta:editing-cycles>
    <meta:document-statistic meta:table-count="1" meta:image-count="2" meta:object-count="19" meta:page-count="1" meta:paragraph-count="25" meta:word-count="124" meta:character-count="822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frac>
                      <mrow>
                        <mi mathvariant="italic">dx</mi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row>
                      <mi>A</mi>
                      <mo stretchy="false">⋅</mo>
                      <mi>x</mi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i>B</mi>
                      <mo stretchy="false">⋅</mo>
                      <mi>u</mi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i/>
                  <mi>y</mi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i>C</mi>
                      <mo stretchy="false">⋅</mo>
                      <mi>x</mi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i>D</mi>
                      <mo stretchy="false">⋅</mo>
                      <mi>u</mi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;</mi>
                </mrow>
              </mtd>
            </mtr>
          </mtable>
        </mrow>
      </mrow>
    </mrow>
    <annotation encoding="StarMath 5.0">left lbrace stack{
alignl {dx(t)} over {dt} = A cdot x(t) + B cdot u(t), #
alignl ~y(t) = C cdot x(t) + D cdot u(t);  }
right none
</annotation>
  </semantics>
</math>
</file>

<file path=Object 10/content.xml><?xml version="1.0" encoding="utf-8"?>
<math xmlns="http://www.w3.org/1998/Math/MathML">
  <semantics>
    <mrow>
      <mi>B</mi>
      <mrow>
        <mi/>
        <mo stretchy="false">−</mo>
        <mi/>
      </mrow>
      <mrow>
        <mo stretchy="false">[</mo>
        <mrow>
          <mrow>
            <msub>
              <mi>N</mi>
              <mi>u</mi>
            </msub>
            <mo stretchy="false">×</mo>
            <msub>
              <mi>N</mi>
              <mi>x</mi>
            </msub>
          </mrow>
        </mrow>
        <mo stretchy="false">]</mo>
      </mrow>
    </mrow>
    <annotation encoding="StarMath 5.0">B ~ - ~ [N_u times N_x]</annotation>
  </semantics>
</math>
</file>

<file path=Object 11/content.xml><?xml version="1.0" encoding="utf-8"?>
<math xmlns="http://www.w3.org/1998/Math/MathML">
  <semantics>
    <mrow>
      <mi>C</mi>
      <mrow>
        <mi/>
        <mo stretchy="false">−</mo>
        <mi/>
      </mrow>
      <mrow>
        <mo stretchy="false">[</mo>
        <mrow>
          <mrow>
            <msub>
              <mi>N</mi>
              <mi>x</mi>
            </msub>
            <mo stretchy="false">×</mo>
            <msub>
              <mi>N</mi>
              <mi>y</mi>
            </msub>
          </mrow>
        </mrow>
        <mo stretchy="false">]</mo>
      </mrow>
    </mrow>
    <annotation encoding="StarMath 5.0">C ~ - ~ [N_x times N_y]</annotation>
  </semantics>
</math>
</file>

<file path=Object 12/content.xml><?xml version="1.0" encoding="utf-8"?>
<math xmlns="http://www.w3.org/1998/Math/MathML">
  <semantics>
    <mrow>
      <mi>D</mi>
      <mrow>
        <mi/>
        <mo stretchy="false">−</mo>
        <mi/>
      </mrow>
      <mrow>
        <mo stretchy="false">[</mo>
        <mrow>
          <mrow>
            <msub>
              <mi>N</mi>
              <mi>u</mi>
            </msub>
            <mo stretchy="false">×</mo>
            <msub>
              <mi>N</mi>
              <mi>y</mi>
            </msub>
          </mrow>
        </mrow>
        <mo stretchy="false">]</mo>
      </mrow>
    </mrow>
    <annotation encoding="StarMath 5.0">D ~ - ~ [N_u times N_y]</annotation>
  </semantics>
</math>
</file>

<file path=Object 13/content.xml><?xml version="1.0" encoding="utf-8"?>
<math xmlns="http://www.w3.org/1998/Math/MathML">
  <semantics>
    <mrow>
      <mrow>
        <msub>
          <mi>N</mi>
          <mi>x</mi>
        </msub>
        <mo stretchy="false">≥</mo>
        <msub>
          <mi>N</mi>
          <mi>y</mi>
        </msub>
      </mrow>
    </mrow>
    <annotation encoding="StarMath 5.0">N_x &gt;= N_y</annotation>
  </semantics>
</math>
</file>

<file path=Object 14/content.xml><?xml version="1.0" encoding="utf-8"?>
<math xmlns="http://www.w3.org/1998/Math/MathML">
  <semantics>
    <mrow>
      <mrow>
        <mo stretchy="false">[</mo>
        <mrow>
          <msub>
            <mi>N</mi>
            <mi>u</mi>
          </msub>
        </mrow>
        <mo stretchy="false">]</mo>
      </mrow>
    </mrow>
    <annotation encoding="StarMath 5.0">[N_u]</annotation>
  </semantics>
</math>
</file>

<file path=Object 15/content.xml><?xml version="1.0" encoding="utf-8"?>
<math xmlns="http://www.w3.org/1998/Math/MathML">
  <semantics>
    <mrow>
      <mrow>
        <mo stretchy="false">[</mo>
        <mrow>
          <msub>
            <mi>N</mi>
            <mi>y</mi>
          </msub>
        </mrow>
        <mo stretchy="false">]</mo>
      </mrow>
    </mrow>
    <annotation encoding="StarMath 5.0">[N_y]</annotation>
  </semantics>
</math>
</file>

<file path=Object 16/content.xml><?xml version="1.0" encoding="utf-8"?>
<math xmlns="http://www.w3.org/1998/Math/MathML">
  <semantics>
    <mrow>
      <msub>
        <mi>N</mi>
        <mi>x</mi>
      </msub>
    </mrow>
    <annotation encoding="StarMath 5.0">N_x</annotation>
  </semantics>
</math>
</file>

<file path=Object 17/content.xml><?xml version="1.0" encoding="utf-8"?>
<math xmlns="http://www.w3.org/1998/Math/MathML">
  <semantics>
    <mrow>
      <msub>
        <mi>N</mi>
        <mi>u</mi>
      </msub>
    </mrow>
    <annotation encoding="StarMath 5.0">N_u</annotation>
  </semantics>
</math>
</file>

<file path=Object 18/content.xml><?xml version="1.0" encoding="utf-8"?>
<math xmlns="http://www.w3.org/1998/Math/MathML">
  <semantics>
    <mrow>
      <msub>
        <mi>N</mi>
        <mi>y</mi>
      </msub>
    </mrow>
    <annotation encoding="StarMath 5.0">N_y</annotation>
  </semantics>
</math>
</file>

<file path=Object 19/content.xml><?xml version="1.0" encoding="utf-8"?>
<math xmlns="http://www.w3.org/1998/Math/MathML">
  <semantics>
    <mrow>
      <mrow>
        <mo stretchy="false">[</mo>
        <mrow>
          <msub>
            <mi>N</mi>
            <mi>x</mi>
          </msub>
        </mrow>
        <mo stretchy="false">]</mo>
      </mrow>
    </mrow>
    <annotation encoding="StarMath 5.0">[N_x]</annotation>
  </semantics>
</math>
</file>

<file path=Object 2/content.xml><?xml version="1.0" encoding="utf-8"?>
<math xmlns="http://www.w3.org/1998/Math/MathML">
  <semantics>
    <mrow>
      <mi>A</mi>
      <mi>,</mi>
      <mi/>
      <mi>B</mi>
      <mi>,</mi>
      <mi/>
      <mi>C</mi>
      <mi>,</mi>
      <mi/>
      <mi>D</mi>
    </mrow>
    <annotation encoding="StarMath 5.0">A,~B,~C,~D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4/content.xml><?xml version="1.0" encoding="utf-8"?>
<math xmlns="http://www.w3.org/1998/Math/MathML">
  <semantics>
    <mrow>
      <mrow>
        <mo stretchy="false">[</mo>
        <mrow>
          <msub>
            <mi>N</mi>
            <mi>x</mi>
          </msub>
        </mrow>
        <mo stretchy="false">]</mo>
      </mrow>
    </mrow>
    <annotation encoding="StarMath 5.0">[N_x]</annotation>
  </semantics>
</math>
</file>

<file path=Object 5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6/content.xml><?xml version="1.0" encoding="utf-8"?>
<math xmlns="http://www.w3.org/1998/Math/MathML">
  <semantics>
    <mrow>
      <mrow>
        <mo stretchy="false">[</mo>
        <mrow>
          <msub>
            <mi>N</mi>
            <mi>u</mi>
          </msub>
        </mrow>
        <mo stretchy="false">]</mo>
      </mrow>
    </mrow>
    <annotation encoding="StarMath 5.0">[N_u]</annotation>
  </semantics>
</math>
</file>

<file path=Object 7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8/content.xml><?xml version="1.0" encoding="utf-8"?>
<math xmlns="http://www.w3.org/1998/Math/MathML">
  <semantics>
    <mrow>
      <mrow>
        <mo stretchy="false">[</mo>
        <mrow>
          <msub>
            <mi>N</mi>
            <mi>y</mi>
          </msub>
        </mrow>
        <mo stretchy="false">]</mo>
      </mrow>
    </mrow>
    <annotation encoding="StarMath 5.0">[N_y]</annotation>
  </semantics>
</math>
</file>

<file path=Object 9/content.xml><?xml version="1.0" encoding="utf-8"?>
<math xmlns="http://www.w3.org/1998/Math/MathML">
  <semantics>
    <mrow>
      <mi>A</mi>
      <mrow>
        <mi/>
        <mo stretchy="false">−</mo>
        <mi/>
      </mrow>
      <mrow>
        <mo stretchy="false">[</mo>
        <mrow>
          <mrow>
            <msub>
              <mi>N</mi>
              <mi>x</mi>
            </msub>
            <mo stretchy="false">×</mo>
            <msub>
              <mi>N</mi>
              <mi>x</mi>
            </msub>
          </mrow>
        </mrow>
        <mo stretchy="false">]</mo>
      </mrow>
    </mrow>
    <annotation encoding="StarMath 5.0">A ~ - ~ [N_x times N_x]</annotation>
  </semantics>
</math>
</file>